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9851" officeooo:paragraph-rsid="00089851"/>
    </style:style>
    <style:style style:name="P2" style:family="paragraph" style:parent-style-name="Standard">
      <style:text-properties officeooo:rsid="00089851" officeooo:paragraph-rsid="0008d61e"/>
    </style:style>
    <style:style style:name="P3" style:family="paragraph" style:parent-style-name="Standard">
      <style:text-properties officeooo:rsid="000a17ae" officeooo:paragraph-rsid="000a17ae"/>
    </style:style>
    <style:style style:name="P4" style:family="paragraph" style:parent-style-name="Standard">
      <style:text-properties officeooo:rsid="000a9c6c" officeooo:paragraph-rsid="000a9c6c"/>
    </style:style>
    <style:style style:name="P5" style:family="paragraph" style:parent-style-name="Standard">
      <style:text-properties officeooo:rsid="000c1437" officeooo:paragraph-rsid="000c1437"/>
    </style:style>
    <style:style style:name="P6" style:family="paragraph" style:parent-style-name="Standard">
      <style:text-properties officeooo:rsid="000c863b" officeooo:paragraph-rsid="000c863b"/>
    </style:style>
    <style:style style:name="P7" style:family="paragraph" style:parent-style-name="Standard">
      <style:text-properties officeooo:rsid="000deaf8" officeooo:paragraph-rsid="000deaf8"/>
    </style:style>
    <style:style style:name="P8" style:family="paragraph" style:parent-style-name="Standard">
      <style:text-properties officeooo:rsid="000efc26" officeooo:paragraph-rsid="000efc26"/>
    </style:style>
    <style:style style:name="P9" style:family="paragraph" style:parent-style-name="Standard">
      <style:text-properties officeooo:rsid="0010d21d" officeooo:paragraph-rsid="0010d21d"/>
    </style:style>
    <style:style style:name="P10" style:family="paragraph" style:parent-style-name="Standard">
      <style:text-properties officeooo:rsid="00111895" officeooo:paragraph-rsid="00111895"/>
    </style:style>
    <style:style style:name="P11" style:family="paragraph" style:parent-style-name="Standard">
      <style:text-properties officeooo:rsid="0011f99e" officeooo:paragraph-rsid="0011f99e"/>
    </style:style>
    <style:style style:name="P12" style:family="paragraph" style:parent-style-name="Standard">
      <style:text-properties officeooo:rsid="0012d179" officeooo:paragraph-rsid="0012d179"/>
    </style:style>
    <style:style style:name="P13" style:family="paragraph" style:parent-style-name="Standard">
      <style:text-properties officeooo:rsid="00159cbb" officeooo:paragraph-rsid="00159cbb"/>
    </style:style>
    <style:style style:name="P14" style:family="paragraph" style:parent-style-name="Standard">
      <style:text-properties officeooo:rsid="001630cc" officeooo:paragraph-rsid="001630cc"/>
    </style:style>
    <style:style style:name="P15" style:family="paragraph" style:parent-style-name="Standard">
      <style:text-properties officeooo:rsid="0016f675" officeooo:paragraph-rsid="0016f675"/>
    </style:style>
    <style:style style:name="P16" style:family="paragraph" style:parent-style-name="Standard">
      <style:text-properties officeooo:rsid="00179761" officeooo:paragraph-rsid="00179761"/>
    </style:style>
    <style:style style:name="T1" style:family="text">
      <style:text-properties officeooo:rsid="0008d61e"/>
    </style:style>
    <style:style style:name="T2" style:family="text">
      <style:text-properties officeooo:rsid="000a9c6c"/>
    </style:style>
    <style:style style:name="T3" style:family="text">
      <style:text-properties officeooo:rsid="000c1437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officeooo:rsid="000deaf8"/>
    </style:style>
    <style:style style:name="T7" style:family="text">
      <style:text-properties officeooo:rsid="0012d179"/>
    </style:style>
    <style:style style:name="T8" style:family="text">
      <style:text-properties officeooo:rsid="0016f675"/>
    </style:style>
    <style:style style:name="T9" style:family="text">
      <style:text-properties officeooo:rsid="001797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capsulation - </text:p>
      <text:p text:style-name="P1"/>
      <text:p text:style-name="P1">Inheritance – for specializations </text:p>
      <text:p text:style-name="P1">methods overwrite </text:p>
      <text:p text:style-name="P1">- when you override you can just over ride initialize method</text:p>
      <text:p text:style-name="P2"><text:span text:style-name="T1">If you want to </text:span>-over writting a file = <text:span text:style-name="T1">you could change the make_noise method</text:span> </text:p>
      <text:p text:style-name="P2"><text:span text:style-name="T1">but we want to change the intialize method so we change that!!!!!!!!!!!!!!!!!!!!!!!</text:span></text:p>
      <text:p text:style-name="P2"><text:span text:style-name="T1">(refer to car2.rb)</text:span></text:p>
      <text:p text:style-name="P2"/>
      <text:p text:style-name="P2"><text:span text:style-name="T2">attr_accessor = reading and writing</text:span> <text:s/></text:p>
      <text:p text:style-name="P3">accessor <text:span text:style-name="T2">attr_</text:span>writer over accessor accessors use this when the name is a secret and you cannot read at all</text:p>
      <text:p text:style-name="P3">(refer to person.rb)</text:p>
      <text:p text:style-name="P3"/>
      <text:p text:style-name="P4">procedural/ imperative programming – goes through code line by line (one method sort of)</text:p>
      <text:p text:style-name="P4">object orientated – different entities that do different things </text:p>
      <text:p text:style-name="P3"/>
      <text:p text:style-name="P4">look at how we define <text:span text:style-name="T3">each</text:span></text:p>
      <text:p text:style-name="P4"/>
      <text:p text:style-name="P5">The way we do .map this works through the array and pushes the value back to the array</text:p>
      <text:p text:style-name="P5">cities = ["miami","madrid","barca"].map do |cities|</text:p>
      <text:p text:style-name="P5"><text:tab/>cities.capitalize</text:p>
      <text:p text:style-name="P5"><text:tab/>end </text:p>
      <text:p text:style-name="P5">puts cities </text:p>
      <text:p text:style-name="P5"/>
      <text:p text:style-name="P5">{line.capitalize} LOOK AT THIS FOR TOILET NEEDED</text:p>
      <text:p text:style-name="P5">How to write this! - shorter way</text:p>
      <text:p text:style-name="P5"/>
      <text:p text:style-name="P5">[1,2,3].reduce{line sum,x line sum + x}</text:p>
      <text:p text:style-name="P5">=6</text:p>
      <text:p text:style-name="P5"/>
      <text:p text:style-name="P6">starting value would go numbers.reduce(10) do</text:p>
      <text:p text:style-name="P6">so sum would be (10)</text:p>
      <text:p text:style-name="P6"/>
      <text:p text:style-name="P6">numbers [..3 -1] This would start from the 4<text:span text:style-name="T4">th</text:span> value *NOT sure if its correct</text:p>
      <text:p text:style-name="P6"/>
      <text:p text:style-name="P7">photo city – saving the longest one of the two – so first returns the longest city</text:p>
      <text:p text:style-name="P7"/>
      <text:p text:style-name="P7">one before grep – Not sure!!!! look up</text:p>
      <text:p text:style-name="P7">grep – gets the /as/ items that contain that</text:p>
      <text:p text:style-name="P7">find – returns first item so finds 5 because its odd (no - nil)</text:p>
      <text:p text:style-name="P7">sort – default – smallest to largest number / alphabetically </text:p>
      <text:p text:style-name="P7">array.sort_by ………… You can sort by title </text:p>
      <text:p text:style-name="P7"/>
      <text:p text:style-name="P7">enumerable module :</text:p>
      <text:p text:style-name="P7">you can use each for those but cleaner to use these methods</text:p>
      <text:p text:style-name="P7"/>
      <text:p text:style-name="P7">LOOK AT THE LINK THAT HE SENDS US FOR ALL THE MODULE:ENUMRERABLE </text:p>
      <text:p text:style-name="P7">documentation </text:p>
      <text:p text:style-name="P7"/>
      <text:p text:style-name="P7"/>
      <text:p text:style-name="P7"/>
      <text:p text:style-name="P7"><text:soft-page-break/></text:p>
      <text:p text:style-name="P7">numbers.map! Do line number line</text:p>
      <text:p text:style-name="P7">number +=1</text:p>
      <text:p text:style-name="P7">end</text:p>
      <text:p text:style-name="P7"/>
      <text:p text:style-name="P6">! <text:span text:style-name="T6">with this you modify the array</text:span></text:p>
      <text:p text:style-name="P6">! <text:span text:style-name="T6">This is referred to as <text:s/>“bang”</text:span></text:p>
      <text:p text:style-name="P6"/>
      <text:p text:style-name="P6"/>
      <text:p text:style-name="P7">–---PRY</text:p>
      <text:p text:style-name="P7"/>
      <text:p text:style-name="P7">“string”. reverse</text:p>
      <text:p text:style-name="P8">q ex</text:p>
      <text:p text:style-name="P8">/ search</text:p>
      <text:p text:style-name="P8">n next</text:p>
      <text:p text:style-name="P8"/>
      <text:p text:style-name="P8">gem install pry-coolline <text:s text:c="2"/>- syntax highlighting (ONLINE)</text:p>
      <text:p text:style-name="P8"/>
      <text:p text:style-name="P8">show-source NAME_OF_METHOD</text:p>
      <text:p text:style-name="P8"/>
      <text:p text:style-name="P8"/>
      <text:p text:style-name="P8">-----REQUIRE PRY</text:p>
      <text:p text:style-name="P8">require “pry”</text:p>
      <text:p text:style-name="P8">CODE</text:p>
      <text:p text:style-name="P8">binding.pry</text:p>
      <text:p text:style-name="P9">CODE</text:p>
      <text:p text:style-name="P9">you can put another binding.pry</text:p>
      <text:p text:style-name="P10">executes line after b.pry</text:p>
      <text:p text:style-name="P10">you have to type in ----- the thing you want to see </text:p>
      <text:p text:style-name="P10">?? GO OVER AGAIN</text:p>
      <text:p text:style-name="P9"/>
      <text:p text:style-name="P9">gem install pry-byebug</text:p>
      <text:p text:style-name="P8"/>
      <text:p text:style-name="P10">STEP – go inside the method </text:p>
      <text:p text:style-name="P10">NEXT – skips the method</text:p>
      <text:p text:style-name="P10">FINISH – end of the code</text:p>
      <text:p text:style-name="P10">CONTINUE - ??</text:p>
      <text:p text:style-name="P10">CALLER <text:s/>- using noise_maker from 3 different points set binding, who is sending this( when there is a problem)</text:p>
      <text:p text:style-name="P10"/>
      <text:p text:style-name="P10">-----GEMS</text:p>
      <text:p text:style-name="P11">rubygems.org – gemfile/installer (on side of page)</text:p>
      <text:p text:style-name="P11"/>
      <text:p text:style-name="P11">for example interact with twitter</text:p>
      <text:p text:style-name="P11">you can see at bottom of page – website <text:s text:c="2"/></text:p>
      <text:p text:style-name="P6"><text:s text:c="3"/></text:p>
      <text:p text:style-name="P11">to use gems you need to <text:s/>–----- <text:s text:c="4"/>require'gemname'</text:p>
      <text:p text:style-name="P11">put in your code </text:p>
      <text:p text:style-name="P11">then it calls that gem</text:p>
      <text:p text:style-name="P11"/>
      <text:p text:style-name="P11">----------------BUNDLER</text:p>
      <text:p text:style-name="P11">Gemfile</text:p>
      <text:p text:style-name="P11"><text:soft-page-break/>source file</text:p>
      <text:p text:style-name="P11">source https//rubygems.org</text:p>
      <text:p text:style-name="P11">gem 'name_of_gem</text:p>
      <text:p text:style-name="P5"/>
      <text:p text:style-name="P11">bundle install</text:p>
      <text:p text:style-name="P4"/>
      <text:p text:style-name="P11">You dependencies – These are the dependencies of pry for example</text:p>
      <text:p text:style-name="P11"/>
      <text:p text:style-name="P11"/>
      <text:p text:style-name="P11">version specify gem 'pry' '0.10,0' <text:s/>- <text:span text:style-name="T7">specify versions is important – This </text:span></text:p>
      <text:p text:style-name="P12">sqiqqly line&gt; new version</text:p>
      <text:p text:style-name="P11"/>
      <text:p text:style-name="P11"/>
      <text:p text:style-name="P11"/>
      <text:p text:style-name="P12">RVM (manages ruby)– Bundle (bundle exec – of not using rvm)</text:p>
      <text:p text:style-name="P12">??? Is this same as RBENV </text:p>
      <text:p text:style-name="P11"><text:s/></text:p>
      <text:p text:style-name="P11"/>
      <text:p text:style-name="P12">EDITOR=subl bundle open pry</text:p>
      <text:p text:style-name="P12">-Do this so that you can see code – code for what??????????</text:p>
      <text:p text:style-name="P12"/>
      <text:p text:style-name="P12"><text:a xlink:type="simple" xlink:href="http://www.ruby-toolbox.com/" text:style-name="Internet_20_link" text:visited-style-name="Visited_20_Internet_20_Link">www.ruby-toolbox.com</text:a></text:p>
      <text:p text:style-name="P12">ruby flow </text:p>
      <text:p text:style-name="P12">follow rubygems on twitter </text:p>
      <text:p text:style-name="P12"/>
      <text:p text:style-name="P12"/>
      <text:p text:style-name="P13">–----SHARING DEPENDENCIES</text:p>
      <text:p text:style-name="P13">This is how thing relate like person can be a driver/pilot etc</text:p>
      <text:p text:style-name="P13"/>
      <text:p text:style-name="P13">classes should be independent </text:p>
      <text:p text:style-name="P13"/>
      <text:p text:style-name="P13">coupled code – how code relates to other (big probem as need to change both)</text:p>
      <text:p text:style-name="P13"/>
      <text:p text:style-name="P13">example of an array – need to change array to a method</text:p>
      <text:p text:style-name="P13"/>
      <text:p text:style-name="P13">mixin ?????</text:p>
      <text:p text:style-name="P13">?????? Look at the talk he sent us for composition</text:p>
      <text:p text:style-name="P13">Duck types – have same methods </text:p>
      <text:p text:style-name="P13"/>
      <text:p text:style-name="P14"/>
      <text:p text:style-name="P14">Inheritance </text:p>
      <text:p text:style-name="P14">-DONT COPY AND PASTE CODE – MAINTAIN TWICE</text:p>
      <text:p text:style-name="P14">class caffine consumer <text:s/></text:p>
      <text:p text:style-name="P14">def designer </text:p>
      <text:p text:style-name="P14">consume_caffine </text:p>
      <text:p text:style-name="P14">---------------------after dont need to define consume_caffe as a function</text:p>
      <text:p text:style-name="P14"/>
      <text:p text:style-name="P14">THERE IS NO MULTIPLE INHERITANCE IN RUBY</text:p>
      <text:p text:style-name="P14"/>
      <text:p text:style-name="P14">module is the go around for multiple inheritance! </text:p>
      <text:p text:style-name="P14"/>
      <text:p text:style-name="P14">module Payable</text:p>
      <text:p text:style-name="P14"><text:soft-page-break/>def reciev-salary</text:p>
      <text:p text:style-name="P14">end</text:p>
      <text:p text:style-name="P14">end</text:p>
      <text:p text:style-name="P14"/>
      <text:p text:style-name="P14">class programmer &lt; caffine consumer</text:p>
      <text:p text:style-name="P14"><text:s text:c="3"/>include Payable</text:p>
      <text:p text:style-name="P14"/>
      <text:p text:style-name="P14">module CAN BE INCLUDED AS MANY TIMES AS POSSIBLE</text:p>
      <text:p text:style-name="P14"/>
      <text:p text:style-name="P15">composition - </text:p>
      <text:p text:style-name="P15"/>
      <text:p text:style-name="P15">super_fast_car = Car.new(SuperPowerfulEngine.new)</text:p>
      <text:p text:style-name="P13"/>
      <text:p text:style-name="P15">SuperPowerEngine was a class</text:p>
      <text:p text:style-name="P15">Car was a class</text:p>
      <text:p text:style-name="P15"/>
      <text:p text:style-name="P13">????????????????????????????????<text:span text:style-name="T9">cars.rb</text:span></text:p>
      <text:p text:style-name="P16">HOW DOES THIS WORK!!!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09:18:12.353962787</meta:creation-date>
    <meta:generator>LibreOffice/5.0.5.2$Linux_X86_64 LibreOffice_project/00m0$Build-2</meta:generator>
    <dc:date>2016-03-29T12:34:17.499173286</dc:date>
    <meta:editing-duration>PT1H28M8S</meta:editing-duration>
    <meta:editing-cycles>10</meta:editing-cycles>
    <meta:document-statistic meta:table-count="0" meta:image-count="0" meta:object-count="0" meta:page-count="4" meta:paragraph-count="116" meta:word-count="627" meta:character-count="3827" meta:non-whitespace-character-count="3246"/>
  </office:meta>
</office:document-meta>
</file>